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80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Date</text:p>
          </table:table-cell>
          <table:table-cell table:style-name="ce13" office:value-type="string">
            <text:p>Comment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office:value-type="string">
            <text:p>Used Sorting (Simple approach)</text:p>
          </table:table-cell>
          <table:table-cell table:style-name="ce1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9">
            <text:p>19/10/20</text:p>
          </table:table-cell>
          <table:table-cell table:style-name="ce14" office:value-type="string">
            <text:p>One Pass took multiple retries</text:p>
          </table:table-cell>
          <table:table-cell table:style-name="ce1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1">
            <text:p>21/10/20</text:p>
          </table:table-cell>
          <table:table-cell table:style-name="ce14" office:value-type="string">
            <text:p>Kadane's Algorithm</text:p>
          </table:table-cell>
          <table:table-cell table:style-name="ce14"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2">
            <text:p>22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14" table:number-columns-repeated="1019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/10/2020</text:date>, <text:time>19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19:46:39.34</dc:date>
    <dc:creator>Apoorv </dc:creator>
    <meta:generator>OpenOffice/4.1.7$Win32 OpenOffice.org_project/417m1$Build-9800</meta:generator>
    <meta:editing-duration>PT7H15M6S</meta:editing-duration>
    <meta:editing-cycles>16</meta:editing-cycles>
    <meta:document-statistic meta:table-count="1" meta:cell-count="1811" meta:object-count="0"/>
  </office:meta>
</office:document-meta>
</file>